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7.923cm" fo:min-width="7.584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11.557cm" svg:x="5.318cm" svg:y="7.858cm">
          <text:p text:style-name="P1">Akna Lakmini</text:p>
          <text:p text:style-name="P1">17020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9:56:58.466772420</meta:creation-date>
    <dc:date>2018-02-19T10:09:55.839383067</dc:date>
    <meta:editing-duration>PT1M55S</meta:editing-duration>
    <meta:editing-cycles>1</meta:editing-cycles>
    <meta:generator>LibreOffice/5.1.6.2$Linux_X86_64 LibreOffice_project/10m0$Build-2</meta:generator>
    <meta:document-statistic meta:object-count="1"/>
  </office:meta>
</office:document-meta>
</file>